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Dell XPS i7-11th Gen</text:p>
      <text:p text:style-name="PB">Technical Specifications</text:p>
      <text:p text:style-name="Standard">CPU: i7-11850H / </text:p>
      <text:p text:style-name="Standard">RAM: 16 GB | Storage: 512 NVMe</text:p>
      <text:p text:style-name="Standard">Battery: YES | BIOS: Locked</text:p>
      <text:p text:style-name="Standard">Loc: Shelf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